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1" svg:font-family="'Nimbus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2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52cm" fo:min-width="2.421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89cm" fo:min-width="2.45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47cm" fo:min-width="2.273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34cm" fo:min-width="2.28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127cm" fo:min-width="10.913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Ultrafine_20_Dashed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79cm" draw:marker-end-width="0.279cm" draw:fill="none" draw:textarea-horizontal-align="justify" draw:textarea-vertical-align="middle" draw:auto-grow-height="false" fo:min-height="2.367cm" fo:min-width="2.736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42cm" draw:marker-end-width="0.24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1.025cm" fo:min-width="2.766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1.537cm" fo:min-width="1.738cm"/>
    </style:style>
    <style:style style:name="gr11" style:family="graphic" style:parent-style-name="standard">
      <style:graphic-properties svg:stroke-width="0.035cm" svg:stroke-color="#000000" draw:marker-start-width="0.279cm" draw:marker-end-width="0.279cm" draw:fill="none" draw:textarea-horizontal-align="justify" draw:textarea-vertical-align="middle" draw:auto-grow-height="false" fo:min-height="0.29cm" fo:min-width="0.006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79cm" draw:marker-end-width="0.279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fill="none" draw:textarea-horizontal-align="justify" draw:textarea-vertical-align="middle" draw:auto-grow-height="false" fo:min-height="2.59cm" fo:min-width="1.024cm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12cm" fo:min-width="0.76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312cm" fo:min-width="2.113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513cm" fo:min-width="1.814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04cm" fo:min-width="2.48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493cm" fo:min-width="0.592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513cm" fo:min-width="0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fo:min-height="0.11cm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326cm" fo:min-width="2.111cm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1.845cm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34cm" fo:min-width="2.289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1.025cm" fo:min-width="3.668cm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04cm" fo:min-width="2.693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1pt" style:font-size-asian="15pt" style:font-size-complex="15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solid"/>
      <style:paragraph-properties fo:text-align="center"/>
      <style:text-properties fo:font-size="11pt"/>
    </style:style>
    <style:style style:name="P5" style:family="paragraph">
      <loext:graphic-properties draw:fill="none"/>
      <style:paragraph-properties fo:text-align="center"/>
      <style:text-properties style:font-name="Roboto Condensed" fo:font-size="11pt" fo:font-weight="normal" style:font-size-asian="11pt" style:font-weight-asian="normal" style:font-size-complex="11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style:font-name="Roboto Condensed" fo:font-size="11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/>
      <style:text-properties style:font-name="Roboto Condensed" fo:font-size="11pt" style:font-size-asian="12pt" style:font-size-complex="12pt"/>
    </style:style>
    <style:style style:name="P9" style:family="paragraph">
      <loext:graphic-properties draw:fill="none" draw:fill-color="#729fcf"/>
      <style:paragraph-properties fo:text-align="center"/>
      <style:text-properties fo:font-size="11pt"/>
    </style:style>
    <style:style style:name="P10" style:family="paragraph">
      <loext:graphic-properties draw:fill="none"/>
      <style:paragraph-properties fo:text-align="center"/>
      <style:text-properties fo:font-size="11pt" fo:font-weight="bold" style:font-weight-asian="bold" style:font-weight-complex="bold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Roboto Condensed" fo:font-size="11pt" style:font-size-asian="15pt" style:font-size-complex="15pt"/>
    </style:style>
    <style:style style:name="T2" style:family="text">
      <style:text-properties style:font-name="Roboto Condensed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Roboto Condensed" fo:font-size="11pt" style:font-size-asian="9pt" style:font-size-complex="9pt"/>
    </style:style>
    <style:style style:name="T4" style:family="text">
      <style:text-properties style:font-name="Roboto Condensed" fo:font-size="11pt" style:font-size-asian="12pt" style:font-size-complex="12pt"/>
    </style:style>
    <style:style style:name="T5" style:family="text">
      <style:text-properties style:font-name="Roboto Condensed" fo:font-size="11pt" fo:font-weight="bold" style:font-size-asian="15pt" style:font-weight-asian="bold" style:font-size-complex="15pt" style:font-weight-complex="bold"/>
    </style:style>
    <style:style style:name="T6" style:family="text">
      <style:text-properties style:font-name="Roboto Condensed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Roboto Condens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11cm" svg:height="0.592cm" svg:x="2.55cm" svg:y="1.086cm">
          <text:p text:style-name="P1"><text:span text:style-name="T1">Create a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048cm" svg:height="0.635cm" svg:x="2.513cm" svg:y="2.105cm">
          <text:p text:style-name="P1"><text:span text:style-name="T1">Modify a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2.895cm" svg:height="0.919cm" svg:x="9.127cm" svg:y="4.78cm">
          <text:p text:style-name="P1"><text:span text:style-name="T1">Simulate </text:span></text:p>
          <text:p text:style-name="P1"><text:span text:style-name="T1">automatica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913cm" svg:height="1.016cm" svg:x="9.209cm" svg:y="7.488cm">
          <text:p text:style-name="P1"><text:span text:style-name="T1">Simulate </text:span></text:p>
          <text:p text:style-name="P1"><text:span text:style-name="T1">semi-interactive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1.447cm" svg:height="12.411cm" svg:x="2.242cm" svg:y="0.62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74cm" svg:y1="4.78cm" svg:x2="4.264cm" svg:y2="5.118cm" draw:start-shape="id1" draw:start-glue-point="0" draw:end-shape="id2" draw:end-glue-point="0" svg:d="M10574 4780v-519h-6310v857" svg:viewBox="0 0 6311 858">
          <text:p/>
        </draw:connector>
        <draw:connector draw:style-name="gr6" draw:text-style-name="P4" draw:layer="layout" draw:line-skew="-0.111cm" svg:x1="10.665cm" svg:y1="8.504cm" svg:x2="4.264cm" svg:y2="8.055cm" draw:start-shape="id3" draw:start-glue-point="2" draw:end-shape="id2" draw:end-glue-point="2" svg:d="M10665 8504v408h-6401v-857" svg:viewBox="0 0 6402 858">
          <text:p/>
        </draw:connector>
        <draw:custom-shape draw:style-name="gr7" draw:text-style-name="P5" xml:id="id2" draw:id="id2" draw:layer="layout" svg:width="3.556cm" svg:height="2.937cm" svg:x="2.486cm" svg:y="5.118cm">
          <text:p text:style-name="P1"><text:span text:style-name="T2">Simulate a syste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2.613cm" svg:y1="5.88cm" svg:x2="5.915cm" svg:y2="5.896cm">
          <text:p/>
        </draw:line>
        <draw:frame draw:style-name="gr9" draw:text-style-name="P6" draw:layer="layout" svg:width="3.266cm" svg:height="1.275cm" svg:x="5.634cm" svg:y="3.632cm">
          <draw:text-box>
            <text:p text:style-name="P1"><text:span text:style-name="T3">&lt;&lt;extend&gt;&gt;</text:span></text:p>
            <text:p text:style-name="P1"><text:span text:style-name="T3">mode = automatic</text:span></text:p>
          </draw:text-box>
        </draw:frame>
        <draw:frame draw:style-name="gr10" draw:text-style-name="P6" draw:layer="layout" svg:width="3.33cm" svg:height="1.787cm" svg:x="5.949cm" svg:y="5.95cm">
          <draw:text-box>
            <text:p text:style-name="P1"><text:span text:style-name="T3">&lt;&lt;extend&gt;&gt;</text:span></text:p>
            <text:p text:style-name="P7"><text:span text:style-name="T3">mode = interactive</text:span></text:p>
          </draw:text-box>
        </draw:frame>
        <draw:g xml:id="id6" draw:id="id6">
          <draw:g>
            <draw:custom-shape draw:style-name="gr11" draw:text-style-name="P3" xml:id="id4" draw:id="id4" draw:layer="layout" svg:width="0.762cm" svg:height="0.812cm" svg:x="0.227cm" svg:y="5.447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onnector draw:style-name="gr12" draw:text-style-name="P4" xml:id="id5" draw:id="id5" draw:layer="layout" draw:type="line" svg:x1="0.608cm" svg:y1="6.259cm" svg:x2="0.604cm" svg:y2="7.143cm" draw:start-shape="id4" draw:start-glue-point="8" svg:d="M608 6259l-4 884" svg:viewBox="0 0 5 885">
              <text:p/>
            </draw:connector>
            <draw:connector draw:style-name="gr12" draw:text-style-name="P4" draw:layer="layout" draw:type="line" svg:x1="0.958cm" svg:y1="6.528cm" svg:x2="0.251cm" svg:y2="6.529cm" svg:d="M958 6528l-707 1" svg:viewBox="0 0 708 2">
              <text:p/>
            </draw:connector>
            <draw:connector draw:style-name="gr12" draw:text-style-name="P4" draw:layer="layout" draw:type="line" svg:x1="0.604cm" svg:y1="7.143cm" svg:x2="0.348cm" svg:y2="7.632cm" draw:start-shape="id5" draw:start-glue-point="3" svg:d="M604 7143l-256 489" svg:viewBox="0 0 257 490">
              <text:p/>
            </draw:connector>
            <draw:connector draw:style-name="gr12" draw:text-style-name="P4" draw:layer="layout" draw:type="line" svg:x1="0.604cm" svg:y1="7.143cm" svg:x2="0.848cm" svg:y2="7.629cm" draw:start-shape="id5" draw:start-glue-point="3" svg:d="M604 7143l244 486" svg:viewBox="0 0 245 487">
              <text:p/>
            </draw:connector>
          </draw:g>
          <draw:custom-shape draw:style-name="gr13" draw:text-style-name="P3" draw:layer="layout" svg:width="1.524cm" svg:height="2.84cm" svg:x="-0.154cm" svg:y="5.177cm">
            <text:p/>
            <draw:enhanced-geometry svg:viewBox="0 0 21600 21600" draw:type="rectangle" draw:enhanced-path="M 0 0 L 21600 0 21600 21600 0 21600 0 0 Z N"/>
          </draw:custom-shape>
        </draw:g>
        <draw:connector draw:style-name="gr14" draw:text-style-name="P4" draw:layer="layout" draw:type="line" svg:x1="1.37cm" svg:y1="6.597cm" svg:x2="2.486cm" svg:y2="6.586cm" draw:start-shape="id6" draw:start-glue-point="1" draw:end-shape="id2" draw:end-glue-point="3" svg:d="M1370 6597l1116-11" svg:viewBox="0 0 1117 12">
          <text:p/>
        </draw:connector>
        <draw:connector draw:style-name="gr14" draw:text-style-name="P4" draw:layer="layout" draw:type="line" svg:x1="1.37cm" svg:y1="6.597cm" svg:x2="2.513cm" svg:y2="2.422cm" draw:start-shape="id6" draw:start-glue-point="1" draw:end-shape="id7" draw:end-glue-point="3" svg:d="M1370 6597l1143-4175" svg:viewBox="0 0 1144 4176">
          <text:p/>
        </draw:connector>
        <draw:connector draw:style-name="gr14" draw:text-style-name="P4" draw:layer="layout" draw:type="line" svg:x1="1.37cm" svg:y1="6.597cm" svg:x2="2.55cm" svg:y2="1.382cm" draw:start-shape="id6" draw:start-glue-point="1" draw:end-shape="id8" draw:end-glue-point="3" svg:d="M1370 6597l1180-5215" svg:viewBox="0 0 1181 5216">
          <text:p/>
        </draw:connector>
        <draw:frame draw:style-name="gr15" draw:text-style-name="P8" draw:layer="layout" svg:width="1.26cm" svg:height="0.862cm" svg:x="-0.011cm" svg:y="7.601cm">
          <draw:text-box>
            <text:p text:style-name="P1"><text:span text:style-name="T4">User</text:span></text:p>
          </draw:text-box>
        </draw:frame>
        <draw:custom-shape draw:style-name="gr16" draw:text-style-name="P2" xml:id="id9" draw:id="id9" draw:layer="layout" svg:width="2.711cm" svg:height="0.66cm" svg:x="10.154cm" svg:y="1.053cm">
          <text:p text:style-name="P1"><text:span text:style-name="T1">Save th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5.561cm" svg:y1="1.382cm" svg:x2="10.154cm" svg:y2="1.383cm" draw:start-shape="id8" draw:start-glue-point="1" draw:end-shape="id9" svg:d="M5561 1382h2296v1h2297" svg:viewBox="0 0 4594 2">
          <text:p/>
        </draw:connector>
        <draw:frame draw:style-name="gr17" draw:text-style-name="P6" draw:layer="layout" svg:width="2.314cm" svg:height="0.763cm" svg:x="5.534cm" svg:y="1.767cm">
          <draw:text-box>
            <text:p text:style-name="P1"><text:span text:style-name="T3">&lt;&lt;include&gt;&gt;</text:span></text:p>
          </draw:text-box>
        </draw:frame>
        <draw:frame draw:style-name="gr17" draw:text-style-name="P6" draw:layer="layout" svg:width="2.314cm" svg:height="0.763cm" svg:x="5.426cm" svg:y="0.737cm">
          <draw:text-box>
            <text:p text:style-name="P1"><text:span text:style-name="T3">&lt;&lt;include&gt;&gt;</text:span></text:p>
          </draw:text-box>
        </draw:frame>
        <draw:custom-shape draw:style-name="gr18" draw:text-style-name="P2" xml:id="id11" draw:id="id11" draw:layer="layout" svg:width="3.088cm" svg:height="0.762cm" svg:x="10.131cm" svg:y="12.06cm">
          <text:p text:style-name="P1"><text:span text:style-name="T1">Save the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2.314cm" svg:height="0.763cm" svg:x="5.787cm" svg:y="11.429cm">
          <draw:text-box>
            <text:p text:style-name="P1"><text:span text:style-name="T3">&lt;&lt;include&gt;&gt;</text:span></text:p>
          </draw:text-box>
        </draw:frame>
        <draw:custom-shape draw:style-name="gr19" draw:text-style-name="P9" xml:id="id10" draw:id="id10" draw:layer="layout" svg:width="1.143cm" svg:height="1.27cm" svg:x="14.305cm" svg:y="6.0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4" draw:text-style-name="P4" draw:layer="layout" draw:type="line" svg:x1="12.865cm" svg:y1="1.383cm" svg:x2="14.877cm" svg:y2="6.061cm" draw:start-shape="id9" draw:start-glue-point="1" draw:end-shape="id10" draw:end-glue-point="5" svg:d="M12865 1383l2012 4678" svg:viewBox="0 0 2013 4679">
          <text:p/>
        </draw:connector>
        <draw:connector draw:style-name="gr14" draw:text-style-name="P4" draw:layer="layout" draw:type="line" svg:x1="13.219cm" svg:y1="12.441cm" svg:x2="14.877cm" svg:y2="7.331cm" draw:start-shape="id11" draw:start-glue-point="1" draw:end-shape="id10" draw:end-glue-point="7" svg:d="M13219 12441l1658-5110" svg:viewBox="0 0 1659 5111">
          <text:p/>
        </draw:connector>
        <draw:frame draw:style-name="gr20" draw:text-style-name="P8" draw:layer="layout" svg:width="2.348cm" svg:height="0.763cm" svg:x="13.881cm" svg:y="7.192cm">
          <draw:text-box>
            <text:p text:style-name="P1"><text:span text:style-name="T4">File System</text:span></text:p>
          </draw:text-box>
        </draw:frame>
        <draw:frame draw:style-name="gr21" draw:text-style-name="P10" draw:layer="layout" svg:width="7.115cm" svg:height="0.763cm" svg:x="4.35cm" svg:y="-0.108cm">
          <draw:text-box>
            <text:p text:style-name="P1"><text:span text:style-name="T5">P System Program - Editor and Simulator</text:span></text:p>
          </draw:text-box>
        </draw:frame>
        <draw:custom-shape draw:style-name="gr22" draw:text-style-name="P2" xml:id="id15" draw:id="id15" draw:layer="layout" svg:width="2.711cm" svg:height="0.676cm" svg:x="2.554cm" svg:y="3.153cm">
          <text:p text:style-name="P1"><text:span text:style-name="T1">View th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3.937cm" svg:height="2.095cm" svg:x="2.413cm" svg:y="5.88cm">
          <draw:text-box>
            <text:p><text:span text:style-name="T6">Extension Points</text:span></text:p>
            <text:p><text:span text:style-name="T7">mode = automatic</text:span></text:p>
            <text:p><text:span text:style-name="T7">mode = semi-interactive</text:span></text:p>
            <text:p><text:span text:style-name="T7">mode = interactive</text:span></text:p>
          </draw:text-box>
        </draw:frame>
        <draw:custom-shape draw:style-name="gr24" draw:text-style-name="P2" xml:id="id12" draw:id="id12" draw:layer="layout" svg:width="2.921cm" svg:height="1.016cm" svg:x="9.182cm" svg:y="6.091cm">
          <text:p text:style-name="P1"><text:span text:style-name="T1">Simulate </text:span></text:p>
          <text:p text:style-name="P1"><text:span text:style-name="T1">interactive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9.182cm" svg:y1="6.599cm" svg:x2="6.042cm" svg:y2="6.586cm" draw:start-shape="id12" draw:end-shape="id2" svg:d="M9182 6599l-3140-13" svg:viewBox="0 0 3141 14">
          <text:p/>
        </draw:connector>
        <draw:frame draw:style-name="gr25" draw:text-style-name="P6" draw:layer="layout" svg:width="4.168cm" svg:height="1.275cm" svg:x="5.214cm" svg:y="8.204cm">
          <draw:text-box>
            <text:p text:style-name="P1"><text:span text:style-name="T3">&lt;&lt;extend&gt;&gt;</text:span></text:p>
            <text:p text:style-name="P1"><text:span text:style-name="T3">mode = semi-interactive</text:span></text:p>
          </draw:text-box>
        </draw:frame>
        <draw:custom-shape draw:style-name="gr18" draw:text-style-name="P2" xml:id="id13" draw:id="id13" draw:layer="layout" svg:width="3.088cm" svg:height="0.762cm" svg:x="2.513cm" svg:y="10.341cm">
          <text:p text:style-name="P1"><text:span text:style-name="T1">View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line-skew="0.36cm" svg:x1="12.022cm" svg:y1="5.239cm" svg:x2="5.601cm" svg:y2="10.722cm" draw:start-shape="id1" draw:start-glue-point="1" draw:end-shape="id13" draw:end-glue-point="1" svg:d="M12022 5239h878v5483h-7299" svg:viewBox="0 0 7300 5484">
          <text:p/>
        </draw:connector>
        <draw:connector draw:style-name="gr6" draw:text-style-name="P4" draw:layer="layout" svg:x1="12.103cm" svg:y1="6.599cm" svg:x2="5.601cm" svg:y2="10.722cm" draw:start-shape="id12" draw:start-glue-point="1" draw:end-shape="id13" draw:end-glue-point="1" svg:d="M12103 6599h518v4123h-7020" svg:viewBox="0 0 7021 4124">
          <text:p/>
        </draw:connector>
        <draw:connector draw:style-name="gr6" draw:text-style-name="P4" draw:layer="layout" draw:line-skew="-0.248cm" svg:x1="12.122cm" svg:y1="7.996cm" svg:x2="5.601cm" svg:y2="10.722cm" draw:start-shape="id3" draw:start-glue-point="1" draw:end-shape="id13" draw:end-glue-point="1" svg:d="M12122 7996h270v2726h-6791" svg:viewBox="0 0 6792 2727">
          <text:p/>
        </draw:connector>
        <draw:frame draw:style-name="gr17" draw:text-style-name="P6" draw:layer="layout" svg:width="2.314cm" svg:height="0.763cm" svg:x="10.022cm" svg:y="10.052cm">
          <draw:text-box>
            <text:p text:style-name="P1"><text:span text:style-name="T3">&lt;&lt;include&gt;&gt;</text:span></text:p>
          </draw:text-box>
        </draw:frame>
        <draw:connector draw:style-name="gr14" draw:text-style-name="P4" draw:layer="layout" draw:type="line" svg:x1="1.37cm" svg:y1="6.597cm" svg:x2="2.513cm" svg:y2="10.722cm" draw:start-shape="id6" draw:start-glue-point="1" draw:end-shape="id13" draw:end-glue-point="3" svg:d="M1370 6597l1143 4125" svg:viewBox="0 0 1144 4126">
          <text:p/>
        </draw:connector>
        <draw:connector draw:style-name="gr6" draw:text-style-name="P4" draw:layer="layout" draw:line-skew="0.995cm 2.753cm" svg:x1="12.022cm" svg:y1="5.239cm" svg:x2="11.675cm" svg:y2="12.06cm" draw:start-shape="id1" draw:start-glue-point="1" draw:end-shape="id11" draw:end-glue-point="0" svg:d="M12022 5239h1513v6399h-1860v422" svg:viewBox="0 0 1861 6822">
          <text:p/>
        </draw:connector>
        <draw:connector draw:style-name="gr6" draw:text-style-name="P4" draw:layer="layout" draw:line-skew="0.787cm 2.054cm" svg:x1="12.103cm" svg:y1="6.599cm" svg:x2="11.675cm" svg:y2="12.06cm" draw:start-shape="id12" draw:start-glue-point="1" draw:end-shape="id11" draw:end-glue-point="0" svg:d="M12103 6599h1305v5039h-1733v422" svg:viewBox="0 0 1734 5462">
          <text:p/>
        </draw:connector>
        <draw:connector draw:style-name="gr6" draw:text-style-name="P4" draw:layer="layout" draw:line-skew="0.514cm 1.355cm" svg:x1="12.122cm" svg:y1="7.996cm" svg:x2="11.675cm" svg:y2="12.06cm" draw:start-shape="id3" draw:start-glue-point="1" draw:end-shape="id11" draw:end-glue-point="0" svg:d="M12122 7996h1032v3642h-1479v422" svg:viewBox="0 0 1480 4065">
          <text:p/>
        </draw:connector>
        <draw:frame draw:style-name="gr17" draw:text-style-name="P6" draw:layer="layout" svg:width="2.314cm" svg:height="0.763cm" svg:x="10.914cm" svg:y="11.003cm">
          <draw:text-box>
            <text:p text:style-name="P1"><text:span text:style-name="T3">&lt;&lt;include&gt;&gt;</text:span></text:p>
          </draw:text-box>
        </draw:frame>
        <draw:custom-shape draw:style-name="gr26" draw:text-style-name="P2" xml:id="id14" draw:id="id14" draw:layer="layout" svg:width="3.301cm" svg:height="0.762cm" svg:x="2.514cm" svg:y="11.642cm">
          <text:p text:style-name="P1"><text:span text:style-name="T1">Continue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draw:type="line" svg:x1="1.37cm" svg:y1="6.597cm" svg:x2="2.514cm" svg:y2="12.023cm" draw:start-shape="id6" draw:start-glue-point="1" draw:end-shape="id14" draw:end-glue-point="3" svg:d="M1370 6597l1144 5426" svg:viewBox="0 0 1145 5427">
          <text:p/>
        </draw:connector>
        <draw:connector draw:style-name="gr6" draw:text-style-name="P4" draw:layer="layout" draw:line-skew="2.149cm 0.011cm" svg:x1="5.815cm" svg:y1="12.023cm" svg:x2="4.264cm" svg:y2="8.055cm" draw:start-shape="id14" draw:start-glue-point="1" draw:end-shape="id2" draw:end-glue-point="2" svg:d="M5815 12023h2667v-2163h-4218v-1805" svg:viewBox="0 0 4219 3969">
          <text:p/>
        </draw:connector>
        <draw:connector draw:style-name="gr14" draw:text-style-name="P4" draw:layer="layout" draw:type="line" svg:x1="1.37cm" svg:y1="6.597cm" svg:x2="2.554cm" svg:y2="3.491cm" draw:start-shape="id6" draw:start-glue-point="1" draw:end-shape="id15" draw:end-glue-point="3" svg:d="M1370 6597l1184-3106" svg:viewBox="0 0 1185 3107">
          <text:p/>
        </draw:connector>
        <draw:connector draw:style-name="gr6" draw:text-style-name="P4" draw:layer="layout" svg:x1="5.561cm" svg:y1="2.422cm" svg:x2="11.509cm" svg:y2="1.713cm" draw:start-shape="id7" draw:end-shape="id9" draw:end-glue-point="2" svg:d="M5561 2422h5948v-709" svg:viewBox="0 0 5949 710">
          <text:p/>
        </draw:connector>
        <draw:connector draw:style-name="gr6" draw:text-style-name="P4" draw:layer="layout" draw:line-skew="1.667cm" svg:x1="5.561cm" svg:y1="2.422cm" svg:x2="5.265cm" svg:y2="3.491cm" draw:start-shape="id7" draw:end-shape="id15" draw:end-glue-point="1" svg:d="M5561 2422h2186v1069h-2482" svg:viewBox="0 0 2483 1070">
          <text:p/>
        </draw:connector>
        <draw:connector draw:style-name="gr6" draw:text-style-name="P4" draw:layer="layout" draw:line-skew="2.176cm" svg:x1="5.561cm" svg:y1="1.382cm" svg:x2="5.265cm" svg:y2="3.491cm" draw:start-shape="id8" draw:end-shape="id15" draw:end-glue-point="1" svg:d="M5561 1382h2694v2109h-2990" svg:viewBox="0 0 2991 211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1" svg:font-family="'Nimbus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2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002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4T11:43:31.146859880</meta:creation-date>
    <meta:generator>LibreOffice/6.3.3.2.0$Linux_X86_64 LibreOffice_project/30$Build-2</meta:generator>
    <dc:date>2019-12-03T22:23:25.259813057</dc:date>
    <meta:editing-duration>PT12H52M11S</meta:editing-duration>
    <meta:editing-cycles>68</meta:editing-cycles>
    <meta:document-statistic meta:object-count="56"/>
  </office:meta>
</office:document-meta>
</file>